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3.16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5" table:number-columns-repeated="2" table:default-cell-style-name="ce5"/>
        <table:table-column table:style-name="co5" table:default-cell-style-name="ce1"/>
        <table:table-column table:style-name="co5" table:number-columns-repeated="1009" table:default-cell-style-name="ce5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6 Car </text:p>
          </table:table-cell>
          <table:table-cell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K$2:.K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" table:formula="of:=SUM([.O$2:.O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V$2:.V2])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1" table:formula="of:=SUM([.O$2:.O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])" office:value-type="float" office:value="9" calcext:value-type="float">
            <text:p>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3])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" table:formula="of:=SUM([.O$2:.O4])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4])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4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5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5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5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5])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5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5])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5])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I$2:.AI5]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6])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6])"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6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6])" office:value-type="float" office:value="13" calcext:value-type="float">
            <text:p>1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6])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6])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E$2:.AE6]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6])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7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7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7])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7])" office:value-type="float" office:value="14" calcext:value-type="float">
            <text:p>14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7])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7]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7])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8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8])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8])"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table:formula="of:=SUM([.O$2:.O8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8]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8])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8]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8])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9])"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9]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9])" office:value-type="float" office:value="17" calcext:value-type="float">
            <text:p>17</text:p>
          </table:table-cell>
          <table:table-cell table:number-columns-repeated="3"/>
          <table:table-cell table:style-name="ce1" table:formula="of:=SUM([.O$2:.O9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9])" office:value-type="float" office:value="33" calcext:value-type="float">
            <text:p>33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9])" office:value-type="float" office:value="21" calcext:value-type="float">
            <text:p>2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9])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9])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0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0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0])" office:value-type="float" office:value="18" calcext:value-type="float">
            <text:p>18</text:p>
          </table:table-cell>
          <table:table-cell table:number-columns-repeated="3"/>
          <table:table-cell table:style-name="ce1" table:formula="of:=SUM([.O$2:.O10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0])" office:value-type="float" office:value="22" calcext:value-type="float">
            <text:p>2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0])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1])" office:value-type="float" office:value="38" calcext:value-type="float">
            <text:p>3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11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1])" office:value-type="float" office:value="19" calcext:value-type="float">
            <text:p>19</text:p>
          </table:table-cell>
          <table:table-cell table:number-columns-repeated="3"/>
          <table:table-cell table:style-name="ce1" table:formula="of:=SUM([.O$2:.O11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1])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1])" office:value-type="float" office:value="23" calcext:value-type="float">
            <text:p>2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1]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1])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2])"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12])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2])" office:value-type="float" office:value="20" calcext:value-type="float">
            <text:p>20</text:p>
          </table:table-cell>
          <table:table-cell table:number-columns-repeated="3"/>
          <table:table-cell table:style-name="ce1" table:formula="of:=SUM([.O$2:.O12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2])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12])"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E$2:.AE12])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2])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3])"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13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3])" office:value-type="float" office:value="21" calcext:value-type="float">
            <text:p>21</text:p>
          </table:table-cell>
          <table:table-cell table:number-columns-repeated="3"/>
          <table:table-cell table:style-name="ce1" table:formula="of:=SUM([.O$2:.O13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3])" office:value-type="float" office:value="26" calcext:value-type="float">
            <text:p>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3])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3])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4])"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4])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4])" office:value-type="float" office:value="22" calcext:value-type="float">
            <text:p>22</text:p>
          </table:table-cell>
          <table:table-cell table:number-columns-repeated="3"/>
          <table:table-cell table:style-name="ce1" table:formula="of:=SUM([.O$2:.O14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4])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4])" office:value-type="float" office:value="27" calcext:value-type="float">
            <text:p>2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4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4])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5])" office:value-type="float" office:value="58" calcext:value-type="float">
            <text:p>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15])"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5])" office:value-type="float" office:value="23" calcext:value-type="float">
            <text:p>23</text:p>
          </table:table-cell>
          <table:table-cell table:number-columns-repeated="3"/>
          <table:table-cell table:style-name="ce1" table:formula="of:=SUM([.O$2:.O15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5])" office:value-type="float" office:value="57" calcext:value-type="float">
            <text:p>57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15])" office:value-type="float" office:value="33" calcext:value-type="float">
            <text:p>3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5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5])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6])"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6])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6])" office:value-type="float" office:value="24" calcext:value-type="float">
            <text:p>24</text:p>
          </table:table-cell>
          <table:table-cell table:number-columns-repeated="3"/>
          <table:table-cell table:style-name="ce1" table:formula="of:=SUM([.O$2:.O16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6])" office:value-type="float" office:value="34" calcext:value-type="float">
            <text:p>3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6])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6])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7])"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7])" office:value-type="float" office:value="43" calcext:value-type="float">
            <text:p>4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17])" office:value-type="float" office:value="26" calcext:value-type="float">
            <text:p>26</text:p>
          </table:table-cell>
          <table:table-cell table:number-columns-repeated="3"/>
          <table:table-cell table:style-name="ce1" table:formula="of:=SUM([.O$2:.O17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7])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7])" office:value-type="float" office:value="35" calcext:value-type="float">
            <text:p>3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7])" office:value-type="float" office:value="16" calcext:value-type="float">
            <text:p>1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I$2:.AI17])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8])" office:value-type="float" office:value="70" calcext:value-type="float">
            <text:p>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18])" office:value-type="float" office:value="47" calcext:value-type="float">
            <text:p>4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18])" office:value-type="float" office:value="34" calcext:value-type="float">
            <text:p>34</text:p>
          </table:table-cell>
          <table:table-cell table:number-columns-repeated="3"/>
          <table:table-cell table:style-name="ce1" table:formula="of:=SUM([.O$2:.O18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8])"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18])" office:value-type="float" office:value="37" calcext:value-type="float">
            <text:p>3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E$2:.AE18])"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8])"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9])"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9])"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19])" office:value-type="float" office:value="36" calcext:value-type="float">
            <text:p>36</text:p>
          </table:table-cell>
          <table:table-cell table:number-columns-repeated="3"/>
          <table:table-cell table:style-name="ce1" table:formula="of:=SUM([.O$2:.O19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9])" office:value-type="float" office:value="38" calcext:value-type="float">
            <text:p>3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9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9])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0])" office:value-type="float" office:value="74" calcext:value-type="float">
            <text:p>7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0])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0])" office:value-type="float" office:value="38" calcext:value-type="float">
            <text:p>38</text:p>
          </table:table-cell>
          <table:table-cell table:number-columns-repeated="3"/>
          <table:table-cell table:style-name="ce1" table:formula="of:=SUM([.O$2:.O20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0])"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0])" office:value-type="float" office:value="39" calcext:value-type="float">
            <text:p>3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0])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0])" office:value-type="float" office:value="19" calcext:value-type="float">
            <text:p>19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1])"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21])" office:value-type="float" office:value="58" calcext:value-type="float">
            <text:p>5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1])" office:value-type="float" office:value="46" calcext:value-type="float">
            <text:p>46</text:p>
          </table:table-cell>
          <table:table-cell table:number-columns-repeated="3"/>
          <table:table-cell table:style-name="ce1" table:formula="of:=SUM([.O$2:.O21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1])" office:value-type="float" office:value="81" calcext:value-type="float">
            <text:p>8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21])" office:value-type="float" office:value="45" calcext:value-type="float">
            <text:p>4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1])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1])"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2])" office:value-type="float" office:value="84" calcext:value-type="float">
            <text:p>8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22])" office:value-type="float" office:value="60" calcext:value-type="float">
            <text:p>6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2])" office:value-type="float" office:value="48" calcext:value-type="float">
            <text:p>48</text:p>
          </table:table-cell>
          <table:table-cell table:number-columns-repeated="3"/>
          <table:table-cell table:style-name="ce1" table:formula="of:=SUM([.O$2:.O22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2])" office:value-type="float" office:value="46" calcext:value-type="float">
            <text:p>4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2])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2])" office:value-type="float" office:value="21" calcext:value-type="float">
            <text:p>21</text:p>
          </table:table-cell>
          <table:table-cell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3])"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3])" office:value-type="float" office:value="61" calcext:value-type="float">
            <text:p>6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3])" office:value-type="float" office:value="50" calcext:value-type="float">
            <text:p>50</text:p>
          </table:table-cell>
          <table:table-cell table:number-columns-repeated="3"/>
          <table:table-cell table:style-name="ce1" table:formula="of:=SUM([.O$2:.O23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3])"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3])" office:value-type="float" office:value="47" calcext:value-type="float">
            <text:p>4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3])"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3])" office:value-type="float" office:value="22" calcext:value-type="float">
            <text:p>22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4])" office:value-type="float" office:value="94" calcext:value-type="float">
            <text:p>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24])" office:value-type="float" office:value="65" calcext:value-type="float">
            <text:p>6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4])" office:value-type="float" office:value="58" calcext:value-type="float">
            <text:p>58</text:p>
          </table:table-cell>
          <table:table-cell table:number-columns-repeated="3"/>
          <table:table-cell table:style-name="ce1" table:formula="of:=SUM([.O$2:.O24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4])"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24])"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E$2:.AE24]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4])"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5])"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5])" office:value-type="float" office:value="66" calcext:value-type="float">
            <text:p>6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5])" office:value-type="float" office:value="60" calcext:value-type="float">
            <text:p>60</text:p>
          </table:table-cell>
          <table:table-cell table:number-columns-repeated="3"/>
          <table:table-cell table:style-name="ce1" table:formula="of:=SUM([.O$2:.O25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5])" office:value-type="float" office:value="50" calcext:value-type="float">
            <text:p>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5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5])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6])"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6])" office:value-type="float" office:value="67" calcext:value-type="float">
            <text:p>67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6])" office:value-type="float" office:value="62" calcext:value-type="float">
            <text:p>62</text:p>
          </table:table-cell>
          <table:table-cell table:number-columns-repeated="3"/>
          <table:table-cell table:style-name="ce1" table:formula="of:=SUM([.O$2:.O26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6])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6])" office:value-type="float" office:value="51" calcext:value-type="float">
            <text:p>5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6])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6])"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7])" office:value-type="float" office:value="106" calcext:value-type="float">
            <text:p>1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27])" office:value-type="float" office:value="71" calcext:value-type="float">
            <text:p>7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7])" office:value-type="float" office:value="70" calcext:value-type="float">
            <text:p>70</text:p>
          </table:table-cell>
          <table:table-cell table:number-columns-repeated="3"/>
          <table:table-cell table:style-name="ce1" table:formula="of:=SUM([.O$2:.O27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7])" office:value-type="float" office:value="105" calcext:value-type="float">
            <text:p>10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27])" office:value-type="float" office:value="57" calcext:value-type="float">
            <text:p>5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7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7])"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8])"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8])" office:value-type="float" office:value="72" calcext:value-type="float">
            <text:p>7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8])" office:value-type="float" office:value="72" calcext:value-type="float">
            <text:p>72</text:p>
          </table:table-cell>
          <table:table-cell table:number-columns-repeated="3"/>
          <table:table-cell table:style-name="ce1" table:formula="of:=SUM([.O$2:.O28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8])" office:value-type="float" office:value="108" calcext:value-type="float">
            <text:p>10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V$2:.V28])" office:value-type="float" office:value="60" calcext:value-type="float">
            <text:p>6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8])"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8])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9])" office:value-type="float" office:value="110" calcext:value-type="float">
            <text:p>11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9])" office:value-type="float" office:value="74" calcext:value-type="float">
            <text:p>7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9])" office:value-type="float" office:value="74" calcext:value-type="float">
            <text:p>74</text:p>
          </table:table-cell>
          <table:table-cell table:number-columns-repeated="3"/>
          <table:table-cell table:style-name="ce1" table:formula="of:=SUM([.O$2:.O29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9])" office:value-type="float" office:value="111" calcext:value-type="float">
            <text:p>11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29])" office:value-type="float" office:value="63" calcext:value-type="float">
            <text:p>6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9])" office:value-type="float" office:value="28" calcext:value-type="float">
            <text:p>28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I$2:.AI29])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0])"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0])"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0])" office:value-type="float" office:value="82" calcext:value-type="float">
            <text:p>82</text:p>
          </table:table-cell>
          <table:table-cell table:number-columns-repeated="3"/>
          <table:table-cell table:style-name="ce1" table:formula="of:=SUM([.O$2:.O30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0])" office:value-type="float" office:value="117" calcext:value-type="float">
            <text:p>11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0])" office:value-type="float" office:value="69" calcext:value-type="float">
            <text:p>69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1" table:formula="of:=SUM([.AE$2:.AE30])"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0])" office:value-type="float" office:value="29" calcext:value-type="float">
            <text:p>29</text:p>
          </table:table-cell>
          <table:table-cell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1])" office:value-type="float" office:value="120" calcext:value-type="float">
            <text:p>1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31])" office:value-type="float" office:value="84" calcext:value-type="float">
            <text:p>8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1])" office:value-type="float" office:value="84" calcext:value-type="float">
            <text:p>84</text:p>
          </table:table-cell>
          <table:table-cell table:number-columns-repeated="3"/>
          <table:table-cell table:style-name="ce1" table:formula="of:=SUM([.O$2:.O31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1])" office:value-type="float" office:value="120" calcext:value-type="float">
            <text:p>12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1])" office:value-type="float" office:value="72" calcext:value-type="float">
            <text:p>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1])"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1])" office:value-type="float" office:value="30" calcext:value-type="float">
            <text:p>30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2])"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2])" office:value-type="float" office:value="85" calcext:value-type="float">
            <text:p>85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2])" office:value-type="float" office:value="86" calcext:value-type="float">
            <text:p>86</text:p>
          </table:table-cell>
          <table:table-cell table:number-columns-repeated="3"/>
          <table:table-cell table:style-name="ce1" table:formula="of:=SUM([.O$2:.O32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2])" office:value-type="float" office:value="123" calcext:value-type="float">
            <text:p>12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2])" office:value-type="float" office:value="75" calcext:value-type="float">
            <text:p>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2])"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2])" office:value-type="float" office:value="31" calcext:value-type="float">
            <text:p>31</text:p>
          </table:table-cell>
          <table:table-cell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1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3])" office:value-type="float" office:value="130" calcext:value-type="float">
            <text:p>1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33])"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3])" office:value-type="float" office:value="94" calcext:value-type="float">
            <text:p>94</text:p>
          </table:table-cell>
          <table:table-cell table:number-columns-repeated="3"/>
          <table:table-cell table:style-name="ce1" table:formula="of:=SUM([.O$2:.O33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3])" office:value-type="float" office:value="129" calcext:value-type="float">
            <text:p>12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3])" office:value-type="float" office:value="81" calcext:value-type="float">
            <text:p>8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3])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3])"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1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4])"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4])" office:value-type="float" office:value="90" calcext:value-type="float">
            <text:p>9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4])" office:value-type="float" office:value="96" calcext:value-type="float">
            <text:p>96</text:p>
          </table:table-cell>
          <table:table-cell table:number-columns-repeated="3"/>
          <table:table-cell table:style-name="ce1" table:formula="of:=SUM([.O$2:.O34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4])" office:value-type="float" office:value="132" calcext:value-type="float">
            <text:p>13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4])" office:value-type="float" office:value="84" calcext:value-type="float">
            <text:p>8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4])"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4])" office:value-type="float" office:value="33" calcext:value-type="float">
            <text:p>33</text:p>
          </table:table-cell>
          <table:table-cell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5])"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5])" office:value-type="float" office:value="91" calcext:value-type="float">
            <text:p>9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5])" office:value-type="float" office:value="98" calcext:value-type="float">
            <text:p>98</text:p>
          </table:table-cell>
          <table:table-cell table:number-columns-repeated="3"/>
          <table:table-cell table:style-name="ce1" table:formula="of:=SUM([.O$2:.O35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5])" office:value-type="float" office:value="135" calcext:value-type="float">
            <text:p>13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5])" office:value-type="float" office:value="87" calcext:value-type="float">
            <text:p>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5])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5])" office:value-type="float" office:value="34" calcext:value-type="float">
            <text:p>34</text:p>
          </table:table-cell>
          <table:table-cell table:number-columns-repeated="98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6])" office:value-type="float" office:value="142" calcext:value-type="float">
            <text:p>1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36])" office:value-type="float" office:value="95" calcext:value-type="float">
            <text:p>9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6])" office:value-type="float" office:value="106" calcext:value-type="float">
            <text:p>106</text:p>
          </table:table-cell>
          <table:table-cell table:number-columns-repeated="3"/>
          <table:table-cell table:style-name="ce1" table:formula="of:=SUM([.O$2:.O36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6])" office:value-type="float" office:value="141" calcext:value-type="float">
            <text:p>14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6])" office:value-type="float" office:value="93" calcext:value-type="float">
            <text:p>9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6])"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6])" office:value-type="float" office:value="35" calcext:value-type="float">
            <text:p>35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1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7])"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7])" office:value-type="float" office:value="96" calcext:value-type="float">
            <text:p>9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7])" office:value-type="float" office:value="108" calcext:value-type="float">
            <text:p>108</text:p>
          </table:table-cell>
          <table:table-cell table:number-columns-repeated="3"/>
          <table:table-cell table:style-name="ce1" table:formula="of:=SUM([.O$2:.O37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7])" office:value-type="float" office:value="144" calcext:value-type="float">
            <text:p>14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7])" office:value-type="float" office:value="96" calcext:value-type="float">
            <text:p>9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7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7])" office:value-type="float" office:value="36" calcext:value-type="float">
            <text:p>36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8])" office:value-type="float" office:value="146" calcext:value-type="float">
            <text:p>14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38])" office:value-type="float" office:value="98" calcext:value-type="float">
            <text:p>9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8])" office:value-type="float" office:value="110" calcext:value-type="float">
            <text:p>110</text:p>
          </table:table-cell>
          <table:table-cell table:number-columns-repeated="3"/>
          <table:table-cell table:style-name="ce1" table:formula="of:=SUM([.O$2:.O38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8])" office:value-type="float" office:value="147" calcext:value-type="float">
            <text:p>14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8])" office:value-type="float" office:value="99" calcext:value-type="float">
            <text:p>9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8])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8])" office:value-type="float" office:value="37" calcext:value-type="float">
            <text:p>37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1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9])" office:value-type="float" office:value="154" calcext:value-type="float">
            <text:p>15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9])" office:value-type="float" office:value="106" calcext:value-type="float">
            <text:p>10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9])" office:value-type="float" office:value="118" calcext:value-type="float">
            <text:p>118</text:p>
          </table:table-cell>
          <table:table-cell table:number-columns-repeated="3"/>
          <table:table-cell table:style-name="ce1" table:formula="of:=SUM([.O$2:.O39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9])" office:value-type="float" office:value="153" calcext:value-type="float">
            <text:p>15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9])" office:value-type="float" office:value="105" calcext:value-type="float">
            <text:p>10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9])"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9])" office:value-type="float" office:value="38" calcext:value-type="float">
            <text:p>38</text:p>
          </table:table-cell>
          <table:table-cell table:number-columns-repeated="98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1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0])" office:value-type="float" office:value="156" calcext:value-type="float">
            <text:p>15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0])" office:value-type="float" office:value="108" calcext:value-type="float">
            <text:p>10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0])" office:value-type="float" office:value="120" calcext:value-type="float">
            <text:p>120</text:p>
          </table:table-cell>
          <table:table-cell table:number-columns-repeated="3"/>
          <table:table-cell table:style-name="ce1" table:formula="of:=SUM([.O$2:.O40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0])" office:value-type="float" office:value="156" calcext:value-type="float">
            <text:p>15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0])" office:value-type="float" office:value="108" calcext:value-type="float">
            <text:p>10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0])"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40])" office:value-type="float" office:value="39" calcext:value-type="float">
            <text:p>39</text:p>
          </table:table-cell>
          <table:table-cell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1])" office:value-type="float" office:value="158" calcext:value-type="float">
            <text:p>15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1])" office:value-type="float" office:value="110" calcext:value-type="float">
            <text:p>11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1])" office:value-type="float" office:value="122" calcext:value-type="float">
            <text:p>122</text:p>
          </table:table-cell>
          <table:table-cell table:number-columns-repeated="3"/>
          <table:table-cell table:style-name="ce1" table:formula="of:=SUM([.O$2:.O41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1])" office:value-type="float" office:value="159" calcext:value-type="float">
            <text:p>15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1])" office:value-type="float" office:value="111" calcext:value-type="float">
            <text:p>1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1])" office:value-type="float" office:value="40" calcext:value-type="float">
            <text:p>40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" table:formula="of:=SUM([.AI$2:.AI41])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1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2])" office:value-type="float" office:value="166" calcext:value-type="float">
            <text:p>16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2])"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2])" office:value-type="float" office:value="130" calcext:value-type="float">
            <text:p>130</text:p>
          </table:table-cell>
          <table:table-cell table:number-columns-repeated="3"/>
          <table:table-cell table:style-name="ce1" table:formula="of:=SUM([.O$2:.O42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2])" office:value-type="float" office:value="165" calcext:value-type="float">
            <text:p>16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2])" office:value-type="float" office:value="117" calcext:value-type="float">
            <text:p>117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1" table:formula="of:=SUM([.AE$2:.AE42])"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42])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1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3])" office:value-type="float" office:value="168" calcext:value-type="float">
            <text:p>16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3])" office:value-type="float" office:value="120" calcext:value-type="float">
            <text:p>1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3])" office:value-type="float" office:value="132" calcext:value-type="float">
            <text:p>132</text:p>
          </table:table-cell>
          <table:table-cell table:number-columns-repeated="3"/>
          <table:table-cell table:style-name="ce1" table:formula="of:=SUM([.O$2:.O43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3])" office:value-type="float" office:value="168" calcext:value-type="float">
            <text:p>168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3])" office:value-type="float" office:value="120" calcext:value-type="float">
            <text:p>1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3])"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table:formula="of:=SUM([.AI$2:.AI43])" office:value-type="float" office:value="48" calcext:value-type="float">
            <text:p>48</text:p>
          </table:table-cell>
          <table:table-cell table:number-columns-repeated="98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4])" office:value-type="float" office:value="170" calcext:value-type="float">
            <text:p>17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4])" office:value-type="float" office:value="122" calcext:value-type="float">
            <text:p>12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4])" office:value-type="float" office:value="134" calcext:value-type="float">
            <text:p>134</text:p>
          </table:table-cell>
          <table:table-cell table:number-columns-repeated="3"/>
          <table:table-cell table:style-name="ce1" table:formula="of:=SUM([.O$2:.O44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4])" office:value-type="float" office:value="171" calcext:value-type="float">
            <text:p>17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4])" office:value-type="float" office:value="123" calcext:value-type="float">
            <text:p>12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4])" office:value-type="float" office:value="43" calcext:value-type="float">
            <text:p>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4])" office:value-type="float" office:value="51" calcext:value-type="float">
            <text:p>51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1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5])"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5])" office:value-type="float" office:value="130" calcext:value-type="float">
            <text:p>13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5])" office:value-type="float" office:value="142" calcext:value-type="float">
            <text:p>142</text:p>
          </table:table-cell>
          <table:table-cell table:number-columns-repeated="3"/>
          <table:table-cell table:style-name="ce1" table:formula="of:=SUM([.O$2:.O45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5])" office:value-type="float" office:value="177" calcext:value-type="float">
            <text:p>17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5])" office:value-type="float" office:value="129" calcext:value-type="float">
            <text:p>12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5])" office:value-type="float" office:value="44" calcext:value-type="float">
            <text:p>44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" table:formula="of:=SUM([.AI$2:.AI45])" office:value-type="float" office:value="57" calcext:value-type="float">
            <text:p>57</text:p>
          </table:table-cell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1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6])" office:value-type="float" office:value="180" calcext:value-type="float">
            <text:p>18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6])" office:value-type="float" office:value="132" calcext:value-type="float">
            <text:p>13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6])" office:value-type="float" office:value="144" calcext:value-type="float">
            <text:p>144</text:p>
          </table:table-cell>
          <table:table-cell table:number-columns-repeated="3"/>
          <table:table-cell table:style-name="ce1" table:formula="of:=SUM([.O$2:.O46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6])" office:value-type="float" office:value="180" calcext:value-type="float">
            <text:p>18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6])" office:value-type="float" office:value="132" calcext:value-type="float">
            <text:p>13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6])" office:value-type="float" office:value="45" calcext:value-type="float">
            <text:p>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6])" office:value-type="float" office:value="60" calcext:value-type="float">
            <text:p>60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7])" office:value-type="float" office:value="182" calcext:value-type="float">
            <text:p>18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7])" office:value-type="float" office:value="134" calcext:value-type="float">
            <text:p>13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7])" office:value-type="float" office:value="146" calcext:value-type="float">
            <text:p>146</text:p>
          </table:table-cell>
          <table:table-cell table:number-columns-repeated="3"/>
          <table:table-cell table:style-name="ce1" table:formula="of:=SUM([.O$2:.O47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7])" office:value-type="float" office:value="183" calcext:value-type="float">
            <text:p>18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7])" office:value-type="float" office:value="135" calcext:value-type="float">
            <text:p>13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7])" office:value-type="float" office:value="46" calcext:value-type="float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7])" office:value-type="float" office:value="63" calcext:value-type="float">
            <text:p>63</text:p>
          </table:table-cell>
          <table:table-cell table:number-columns-repeated="98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1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8])" office:value-type="float" office:value="190" calcext:value-type="float">
            <text:p>19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8])" office:value-type="float" office:value="142" calcext:value-type="float">
            <text:p>14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8])" office:value-type="float" office:value="154" calcext:value-type="float">
            <text:p>154</text:p>
          </table:table-cell>
          <table:table-cell table:number-columns-repeated="3"/>
          <table:table-cell table:style-name="ce1" table:formula="of:=SUM([.O$2:.O48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8])" office:value-type="float" office:value="189" calcext:value-type="float">
            <text:p>18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8])" office:value-type="float" office:value="141" calcext:value-type="float">
            <text:p>14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8])" office:value-type="float" office:value="47" calcext:value-type="float">
            <text:p>47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" table:formula="of:=SUM([.AI$2:.AI48])" office:value-type="float" office:value="69" calcext:value-type="float">
            <text:p>69</text:p>
          </table:table-cell>
          <table:table-cell table:number-columns-repeated="98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1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9])" office:value-type="float" office:value="192" calcext:value-type="float">
            <text:p>19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9])" office:value-type="float" office:value="144" calcext:value-type="float">
            <text:p>14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9])" office:value-type="float" office:value="156" calcext:value-type="float">
            <text:p>156</text:p>
          </table:table-cell>
          <table:table-cell table:number-columns-repeated="3"/>
          <table:table-cell table:style-name="ce1" table:formula="of:=SUM([.O$2:.O49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9])" office:value-type="float" office:value="192" calcext:value-type="float">
            <text:p>19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9])" office:value-type="float" office:value="144" calcext:value-type="float">
            <text:p>14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9])"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9])" office:value-type="float" office:value="72" calcext:value-type="float">
            <text:p>72</text:p>
          </table:table-cell>
          <table:table-cell table:number-columns-repeated="98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16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default-cell-style-name="ce14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4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5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6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7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8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9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10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1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2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3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4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5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16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7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8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19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0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1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22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3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4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5])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6])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7])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28])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29])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0])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1])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2])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3])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34])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5])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6])"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7])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8])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39])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40])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1])"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2])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3])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4])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5])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I$2:.I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L$2:.L46])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SUM([.C$2:.C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F$2:.F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I$2:.I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7])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formula="of:=SUM([.C$2:.C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F$2:.F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I$2:.I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8]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formula="of:=SUM([.C$2:.C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F$2:.F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I$2:.I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L$2:.L49])" office:value-type="float" office:value="96" calcext:value-type="float">
            <text:p>96</text:p>
          </table:table-cell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ctor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2]/48" office:value-type="float" office:value="0.333333333333333" calcext:value-type="float">
            <text:p>0.333333333333333</text:p>
          </table:table-cell>
          <table:table-cell/>
          <table:table-cell table:formula="of:=[.B2]*[.C2]*[.D2]*[.E2]" office:value-type="float" office:value="1560" calcext:value-type="float">
            <text:p>1560</text:p>
          </table:table-cell>
          <table:table-cell/>
          <table:table-cell table:formula="of:=[.D2]*[.E2]" office:value-type="float" office:value="0.5" calcext:value-type="float">
            <text:p>0.5</text:p>
          </table:table-cell>
          <table:table-cell table:formula="of:=[.I2]*10000" office:value-type="float" office:value="5000" calcext:value-type="float">
            <text:p>5000</text:p>
          </table:table-cell>
          <table:table-cell/>
          <table:table-cell table:formula="of:=[.A2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48" office:value-type="float" office:value="0.25" calcext:value-type="float">
            <text:p>0.25</text:p>
          </table:table-cell>
          <table:table-cell/>
          <table:table-cell table:formula="of:=[.B3]*[.C3]*[.D3]*[.E3]" office:value-type="float" office:value="1170" calcext:value-type="float">
            <text:p>1170</text:p>
          </table:table-cell>
          <table:table-cell/>
          <table:table-cell table:formula="of:=[.D3]*[.E3]" office:value-type="float" office:value="0.375" calcext:value-type="float">
            <text:p>0.375</text:p>
          </table:table-cell>
          <table:table-cell table:formula="of:=[.I3]*10000" office:value-type="float" office:value="3750" calcext:value-type="float">
            <text:p>3750</text:p>
          </table:table-cell>
          <table:table-cell/>
          <table:table-cell table:formula="of:=[.A3]/2*1.5" office:value-type="float" office:value="9" calcext:value-type="float">
            <text:p>9</text:p>
          </table:table-cell>
          <table:table-cell/>
          <table:table-cell table:formula="of:=[.A3]/[.$A$2]*[.$N$2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48" office:value-type="float" office:value="0.208333333333333" calcext:value-type="float">
            <text:p>0.208333333333333</text:p>
          </table:table-cell>
          <table:table-cell/>
          <table:table-cell table:formula="of:=[.B4]*[.C4]*[.D4]*[.E4]" office:value-type="float" office:value="975" calcext:value-type="float">
            <text:p>975</text:p>
          </table:table-cell>
          <table:table-cell/>
          <table:table-cell table:formula="of:=[.D4]*[.E4]" office:value-type="float" office:value="0.3125" calcext:value-type="float">
            <text:p>0.3125</text:p>
          </table:table-cell>
          <table:table-cell table:formula="of:=[.I4]*10000" office:value-type="float" office:value="3125" calcext:value-type="float">
            <text:p>3125</text:p>
          </table:table-cell>
          <table:table-cell/>
          <table:table-cell table:formula="of:=[.A4]/2*1.5" office:value-type="float" office:value="7.5" calcext:value-type="float">
            <text:p>7.5</text:p>
          </table:table-cell>
          <table:table-cell/>
          <table:table-cell table:formula="of:=[.A4]/[.$A$2]*[.$N$2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48" office:value-type="float" office:value="0.166666666666667" calcext:value-type="float">
            <text:p>0.166666666666667</text:p>
          </table:table-cell>
          <table:table-cell/>
          <table:table-cell table:formula="of:=[.B5]*[.C5]*[.D5]*[.E5]" office:value-type="float" office:value="780" calcext:value-type="float">
            <text:p>780</text:p>
          </table:table-cell>
          <table:table-cell/>
          <table:table-cell table:formula="of:=[.D5]*[.E5]" office:value-type="float" office:value="0.25" calcext:value-type="float">
            <text:p>0.25</text:p>
          </table:table-cell>
          <table:table-cell table:formula="of:=[.I5]*10000" office:value-type="float" office:value="2500" calcext:value-type="float">
            <text:p>2500</text:p>
          </table:table-cell>
          <table:table-cell/>
          <table:table-cell table:formula="of:=[.A5]/2*1.5" office:value-type="float" office:value="6" calcext:value-type="float">
            <text:p>6</text:p>
          </table:table-cell>
          <table:table-cell/>
          <table:table-cell table:formula="of:=[.A5]/[.$A$2]*[.$N$2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48" office:value-type="float" office:value="0.125" calcext:value-type="float">
            <text:p>0.125</text:p>
          </table:table-cell>
          <table:table-cell/>
          <table:table-cell table:formula="of:=[.B6]*[.C6]*[.D6]*[.E6]" office:value-type="float" office:value="585" calcext:value-type="float">
            <text:p>585</text:p>
          </table:table-cell>
          <table:table-cell/>
          <table:table-cell table:formula="of:=[.D6]*[.E6]" office:value-type="float" office:value="0.1875" calcext:value-type="float">
            <text:p>0.1875</text:p>
          </table:table-cell>
          <table:table-cell table:formula="of:=[.I6]*10000" office:value-type="float" office:value="1875" calcext:value-type="float">
            <text:p>1875</text:p>
          </table:table-cell>
          <table:table-cell/>
          <table:table-cell table:formula="of:=[.A6]/2*1.5" office:value-type="float" office:value="4.5" calcext:value-type="float">
            <text:p>4.5</text:p>
          </table:table-cell>
          <table:table-cell/>
          <table:table-cell table:formula="of:=[.A6]/[.$A$2]*[.$N$2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48" office:value-type="float" office:value="0.0833333333333333" calcext:value-type="float">
            <text:p>0.0833333333333333</text:p>
          </table:table-cell>
          <table:table-cell/>
          <table:table-cell table:formula="of:=[.B7]*[.C7]*[.D7]*[.E7]" office:value-type="float" office:value="390" calcext:value-type="float">
            <text:p>390</text:p>
          </table:table-cell>
          <table:table-cell/>
          <table:table-cell table:formula="of:=[.D7]*[.E7]" office:value-type="float" office:value="0.125" calcext:value-type="float">
            <text:p>0.125</text:p>
          </table:table-cell>
          <table:table-cell table:formula="of:=[.I7]*10000" office:value-type="float" office:value="1250" calcext:value-type="float">
            <text:p>1250</text:p>
          </table:table-cell>
          <table:table-cell/>
          <table:table-cell table:formula="of:=[.A7]/2*1.5" office:value-type="float" office:value="3" calcext:value-type="float">
            <text:p>3</text:p>
          </table:table-cell>
          <table:table-cell/>
          <table:table-cell table:formula="of:=[.A7]/[.$A$2]*[.$N$2]" office:value-type="float" office:value="75" calcext:value-type="float">
            <text:p>7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21:33:32.213317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5-11T12:11:50.468293023</dc:date>
    <meta:editing-duration>P1DT2H26M58S</meta:editing-duration>
    <meta:editing-cycles>11</meta:editing-cycles>
    <meta:generator>LibreOffice/7.2.6.2$Linux_X86_64 LibreOffice_project/20$Build-2</meta:generator>
    <meta:document-statistic meta:table-count="3" meta:cell-count="1395" meta:object-count="0"/>
  </office:meta>
</office:document-meta>
</file>